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E8872E9AF3F336541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bin" svg:font-family="Cabi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188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10.5882in" fo:margin-left="0.491in" table:align="left"/>
    </style:style>
    <style:style style:name="Table2.A" style:family="table-column">
      <style:table-column-properties style:column-width="0.0576in"/>
    </style:style>
    <style:style style:name="Table2.B" style:family="table-column">
      <style:table-column-properties style:column-width="10.4729in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10.4313in" table:align="left"/>
    </style:style>
    <style:style style:name="Table3.A" style:family="table-column">
      <style:table-column-properties style:column-width="0.6292in"/>
    </style:style>
    <style:style style:name="Table3.B" style:family="table-column">
      <style:table-column-properties style:column-width="9.8021in"/>
    </style:style>
    <style:style style:name="Table3.A1" style:family="table-cell">
      <style:table-cell-properties fo:padding="0.0208in" fo:border="none"/>
    </style:style>
    <style:style style:name="Table4" style:family="table">
      <style:table-properties style:width="10.8618in" fo:margin-left="0.491in" table:align="left"/>
    </style:style>
    <style:style style:name="Table4.A" style:family="table-column">
      <style:table-column-properties style:column-width="0.0576in"/>
    </style:style>
    <style:style style:name="Table4.B" style:family="table-column">
      <style:table-column-properties style:column-width="10.7465in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10.7049in" table:align="left"/>
    </style:style>
    <style:style style:name="Table5.A" style:family="table-column">
      <style:table-column-properties style:column-width="0.6292in"/>
    </style:style>
    <style:style style:name="Table5.B" style:family="table-column">
      <style:table-column-properties style:column-width="10.0757in"/>
    </style:style>
    <style:style style:name="Table5.A1" style:family="table-cell">
      <style:table-cell-properties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0736in" style:rel-column-width="697*"/>
    </style:style>
    <style:style style:name="Table6.B" style:family="table-column">
      <style:table-column-properties style:column-width="6.7778in" style:rel-column-width="64140*"/>
    </style:style>
    <style:style style:name="Table6.C" style:family="table-column">
      <style:table-column-properties style:column-width="0.0736in" style:rel-column-width="696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5.1333in" table:align="left"/>
    </style:style>
    <style:style style:name="Table7.A" style:family="table-column">
      <style:table-column-properties style:column-width="1.2757in"/>
    </style:style>
    <style:style style:name="Table7.B" style:family="table-column">
      <style:table-column-properties style:column-width="3.8576in"/>
    </style:style>
    <style:style style:name="Table7.A1" style:family="table-cell">
      <style:table-cell-properties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0618in" style:rel-column-width="587*"/>
    </style:style>
    <style:style style:name="Table8.B" style:family="table-column">
      <style:table-column-properties style:column-width="6.8007in" style:rel-column-width="64360*"/>
    </style:style>
    <style:style style:name="Table8.C" style:family="table-column">
      <style:table-column-properties style:column-width="0.0618in" style:rel-column-width="588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6.759in" table:align="left"/>
    </style:style>
    <style:style style:name="Table9.A" style:family="table-column">
      <style:table-column-properties style:column-width="1.0764in"/>
    </style:style>
    <style:style style:name="Table9.B" style:family="table-column">
      <style:table-column-properties style:column-width="5.6826in"/>
    </style:style>
    <style:style style:name="Table9.A1" style:family="table-cell">
      <style:table-cell-properties fo:padding="0.0208in" fo:border="none"/>
    </style:style>
    <style:style style:name="P1" style:family="paragraph" style:parent-style-name="Text_20_body" style:list-style-name="L1"/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P4" style:family="paragraph" style:parent-style-name="Table_20_Contents">
      <style:paragraph-properties fo:margin-top="0in" fo:margin-bottom="0.1965in" loext:contextual-spacing="false"/>
      <style:text-properties fo:font-size="18pt"/>
    </style:style>
    <style:style style:name="P5" style:family="paragraph" style:parent-style-name="Table_20_Contents">
      <style:paragraph-properties fo:margin-top="0in" fo:margin-bottom="0.1965in" loext:contextual-spacing="false"/>
      <style:text-properties fo:font-variant="normal" fo:text-transform="none" fo:color="#000000" fo:font-size="18pt" fo:letter-spacing="normal" fo:font-style="normal" fo:font-weight="normal" fo:background-color="#ffffff"/>
    </style:style>
    <style:style style:name="P6" style:family="paragraph" style:parent-style-name="Table_20_Contents">
      <style:paragraph-properties fo:margin-top="0in" fo:margin-bottom="0.1965in" loext:contextual-spacing="false"/>
      <style:text-properties fo:font-variant="normal" fo:text-transform="none" fo:color="#000000" fo:letter-spacing="normal" fo:background-color="#ffffff"/>
    </style:style>
    <style:style style:name="P7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font-variant="normal" fo:text-transform="none" fo:color="#000000" style:font-name="Cabin" fo:font-size="18pt" fo:letter-spacing="normal" fo:font-style="normal" fo:font-weight="normal" fo:background-color="#ffffff"/>
    </style:style>
    <style:style style:name="P8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font-variant="normal" fo:text-transform="none" fo:color="#000000" fo:letter-spacing="normal" fo:background-color="#ffffff"/>
    </style:style>
    <style:style style:name="P9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font-variant="normal" fo:text-transform="none" fo:color="#000000" fo:font-size="18pt" fo:letter-spacing="normal" fo:font-style="normal" fo:font-weight="normal" fo:background-color="#ffffff"/>
    </style:style>
    <style:style style:name="P10" style:family="paragraph" style:parent-style-name="Heading_20_3" style:list-style-name="L1"/>
    <style:style style:name="T1" style:family="text">
      <style:text-properties style:font-name="Cabin"/>
    </style:style>
    <style:style style:name="T2" style:family="text">
      <style:text-properties style:font-name="Cabin" fo:font-size="18pt" fo:font-style="normal" fo:font-weight="normal"/>
    </style:style>
    <style:style style:name="T3" style:family="text">
      <style:text-properties fo:font-size="18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1 Lab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8/28/19 1:24 P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8/28/19 1:40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6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100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16 minutes </text:p>
          </table:table-cell>
        </table:table-row>
        <table:table-row>
          <table:table-cell table:style-name="Table1.A1" office:value-type="string">
            <text:p text:style-name="Table_20_Heading">Results Displayed</text:p>
          </table:table-cell>
          <table:table-cell table:style-name="Table1.A1" office:value-type="string">
            <text:p text:style-name="Table_20_Contents">All Answers, Submitted Answers, Correct Answers </text:p>
          </table:table-cell>
        </table:table-row>
      </table:table>
      <text:section text:style-name="Sect1" text:name="_32972462_1">
        <text:list xml:id="list3220482359" text:style-name="L1">
          <text:list-item>
            <text:list>
              <text:list-item>
                <text:list>
                  <text:list-item>
                    <text:h text:style-name="P10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55729498001951" text:continue-numbering="true" text:style-name="L1">
        <text:list-item>
          <text:p text:style-name="P1">25 out of 25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2.A3" table:number-rows-spanned="2" office:value-type="string">
            <text:p text:style-name="P2"/>
          </table:table-cell>
          <table:table-cell table:style-name="Table2.B2" office:value-type="string">
            <text:p text:style-name="Table_20_Contents">What is the SHA256 Hash value of the file being analysed?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elected Answer: </text:p>
                </table:table-cell>
                <table:table-cell table:style-name="Table3.A1" office:value-type="string">
                  <text:p text:style-name="P7">e3ac24e8e41d03d5a59dc4503ebcfefa4f5d9318111eaa84cb5509adf8d71790</text:p>
                </table:table-cell>
              </table:table-row>
              <table:table-row>
                <table:table-cell table:style-name="Table3.A1" office:value-type="string">
                  <text:p text:style-name="Table_20_Contents">Correct Answer: </text:p>
                </table:table-cell>
                <table:table-cell table:style-name="Table3.A1" office:value-type="string">
                  <text:p text:style-name="P3"><draw:frame draw:style-name="fr1" draw:name="Image1" text:anchor-type="as-char" svg:width="0.1457in" svg:height="0.1457in" draw:z-index="0"><draw:image xlink:href="Pictures/100002000000000E0000000E8872E9AF3F336541.gif" xlink:type="simple" xlink:show="embed" xlink:actuate="onLoad" loext:mime-type="image/gif"/><svg:title>Correct</svg:title></draw:frame><text:s/></text:p>
                  <text:p text:style-name="P3">e3ac24e8e41d03d5a59dc4503ebcfefa4f5d9318111eaa84cb5509adf8d71790</text:p>
                </table:table-cell>
              </table:table-row>
            </table:table>
            <text:p text:style-name="Table_20_Contents"/>
          </table:table-cell>
          <table:table-cell table:style-name="Table2.C2" office:value-type="string">
            <text:p text:style-name="P2"/>
          </table:table-cell>
        </table:table-row>
        <table:table-row>
          <table:covered-table-cell/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</table:table-row>
      </table:table>
      <text:section text:style-name="Sect1" text:name="_32972463_1">
        <text:list xml:id="list155728999128162" text:continue-numbering="true" text:style-name="L1">
          <text:list-item>
            <text:list>
              <text:list-item>
                <text:list>
                  <text:list-item>
                    <text:h text:style-name="P10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55730045581076" text:continue-numbering="true" text:style-name="L1">
        <text:list-item>
          <text:p text:style-name="P1">25 out of 25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3" table:number-rows-spanned="2" office:value-type="string">
            <text:p text:style-name="P2"/>
          </table:table-cell>
          <table:table-cell table:style-name="Table4.B2" office:value-type="string">
            <text:p text:style-name="P3">What files were extracted when the sample being analyzed was executed?</text:p>
            <text:p text:style-name="Table_20_Contents">List the files and their MD5 hash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Selected Answer: </text:p>
                </table:table-cell>
                <table:table-cell table:style-name="Table5.A1" office:value-type="string">
                  <text:p text:style-name="P8"> <text:span text:style-name="T2">~WRL0001.tmp : ceae194cad51c408e54c5537ae3ce047</text:span></text:p>
                  <text:p text:style-name="P8"> <text:span text:style-name="T2">RHv2t9bPYv.pwn: c443739e9d8a432f99b28d9735dd2640</text:span></text:p>
                  <text:p text:style-name="P5"><text:span text:style-name="T1">svnhost.exe: 35662fbff9c4e3754340d3e3c0ff6184</text:span></text:p>
                  <text:p text:style-name="P9"><text:span text:style-name="T1">Normal.dotm: 6f7f286030aba879282afa865bde9ba5</text:span></text:p>
                  <text:p text:style-name="P9"><text:span text:style-name="T1">~WRD0000.tmp : c7fe04dc8494f9625d2c84b939a37ca3</text:span></text:p>
                  <text:p text:style-name="P7">index.dat : no hash</text:p>
                  <text:p text:style-name="P6"> <text:span text:style-name="T2">~$ac24e8e41d03d5a59dc4503ebcfefa4f5d9318111eaa84cb5509adf8d71790.</text:span><text:soft-page-break/><text:span text:style-name="T2">doc : no hash</text:span></text:p>
                  <text:p text:style-name="P6"> <text:span text:style-name="T2">~$Normal.dotm : no hash</text:span></text:p>
                  <text:p text:style-name="P6"> <text:span text:style-name="T2">e3ac24e8e41d03d5a59dc4503ebcfefa4f5d9318111eaa84cb5509adf8d71790.LNK : no hash<text:line-break/></text:span><text:span text:style-name="T3"> </text:span><text:span text:style-name="T2">DD768831.emf : no hash</text:span></text:p>
                  <text:p text:style-name="P6"> </text:p>
                  <text:p text:style-name="P6"> </text:p>
                  <text:p text:style-name="P6"> </text:p>
                  <text:p text:style-name="Table_20_Contents"/>
                </table:table-cell>
              </table:table-row>
              <table:table-row>
                <table:table-cell table:style-name="Table5.A1" office:value-type="string">
                  <text:p text:style-name="Table_20_Contents">Correct Answer: </text:p>
                </table:table-cell>
                <table:table-cell table:style-name="Table5.A1" office:value-type="string">
                  <text:p text:style-name="P3"><draw:frame draw:style-name="fr1" draw:name="Image2" text:anchor-type="as-char" svg:width="0.1457in" svg:height="0.1457in" draw:z-index="1"><draw:image xlink:href="Pictures/100002000000000E0000000E8872E9AF3F336541.gif" xlink:type="simple" xlink:show="embed" xlink:actuate="onLoad" loext:mime-type="image/gif"/><svg:title>Correct</svg:title></draw:frame><text:s/></text:p>
                  <text:p text:style-name="P3">~WRL0001.tmp :: ceae194cad51c408e54c5537ae3ce047</text:p>
                  <text:p text:style-name="P3">RHv2t9bPYv.pwn :: c443739e9d8a432f99b28d9735dd2640</text:p>
                  <text:p text:style-name="P3">svnhost.exe ::  35662fbff9c4e3754340d3e3c0ff6184</text:p>
                  <text:p text:style-name="P3">Normal.dotm :: 6f7f286030aba879282afa865bde9ba5</text:p>
                  <text:p text:style-name="P3">~WRD0000.tmp :: c7fe04dc8494f9625d2c84b939a37ca3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ext:p text:style-name="P2"/>
          </table:table-cell>
        </table:table-row>
        <table:table-row>
          <table:covered-table-cell/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</table:table-row>
      </table:table>
      <text:section text:style-name="Sect1" text:name="_32972464_1">
        <text:list xml:id="list155729357829254" text:continue-numbering="true" text:style-name="L1">
          <text:list-item>
            <text:list>
              <text:list-item>
                <text:list>
                  <text:list-item>
                    <text:h text:style-name="P10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55729761479836" text:continue-numbering="true" text:style-name="L1">
        <text:list-item>
          <text:p text:style-name="P1">25 out of 25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/>
          </table:table-cell>
          <table:table-cell table:style-name="Table6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6.A3" table:number-rows-spanned="2" office:value-type="string">
            <text:p text:style-name="P2"/>
          </table:table-cell>
          <table:table-cell table:style-name="Table6.B2" office:value-type="string">
            <text:p text:style-name="Table_20_Contents">List any network communication that occurred when the sample was executed.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Selected Answer: </text:p>
                </table:table-cell>
                <table:table-cell table:style-name="Table7.A1" office:value-type="string">
                  <text:p text:style-name="P4">Dns request for <text:span text:style-name="T1">sofhersothat.com</text:span></text:p>
                </table:table-cell>
              </table:table-row>
              <table:table-row>
                <table:table-cell table:style-name="Table7.A1" office:value-type="string">
                  <text:p text:style-name="Table_20_Contents">Correct Answer: </text:p>
                </table:table-cell>
                <table:table-cell table:style-name="Table7.A1" office:value-type="string">
                  <text:p text:style-name="P3"><draw:frame draw:style-name="fr1" draw:name="Image3" text:anchor-type="as-char" svg:width="0.1457in" svg:height="0.1457in" draw:z-index="2"><draw:image xlink:href="Pictures/100002000000000E0000000E8872E9AF3F336541.gif" xlink:type="simple" xlink:show="embed" xlink:actuate="onLoad" loext:mime-type="image/gif"/><svg:title>Correct</svg:title></draw:frame><text:s/></text:p>
                  <text:p text:style-name="P3">DNS request for sofhersothat.com</text:p>
                </table:table-cell>
              </table:table-row>
            </table:table>
            <text:p text:style-name="Table_20_Contents"/>
          </table:table-cell>
          <table:table-cell table:style-name="Table6.C2" office:value-type="string">
            <text:p text:style-name="P2"/>
          </table:table-cell>
        </table:table-row>
        <table:table-row>
          <table:covered-table-cell/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</table:table-row>
      </table:table>
      <text:section text:style-name="Sect1" text:name="_32972465_1">
        <text:list xml:id="list155728525024156" text:continue-numbering="true" text:style-name="L1">
          <text:list-item>
            <text:list>
              <text:list-item>
                <text:list>
                  <text:list-item>
                    <text:h text:style-name="P10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55730346361715" text:continue-numbering="true" text:style-name="L1">
        <text:list-item>
          <text:p text:style-name="P1">25 out of 25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/>
          </table:table-cell>
          <table:table-cell table:style-name="Table8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8.A3" table:number-rows-spanned="2" office:value-type="string">
            <text:p text:style-name="P2"/>
          </table:table-cell>
          <table:table-cell table:style-name="Table8.B2" office:value-type="string">
            <text:p text:style-name="Table_20_Contents">Look at the risk assessment of the report, specifically the Ransomware section. In your own words, <text:soft-page-break/>why would ransomware delete volume snapshots?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Table_20_Contents">Selected Answer: </text:p>
                </table:table-cell>
                <table:table-cell table:style-name="Table9.A1" office:value-type="string">
                  <text:p text:style-name="P3"><text:span text:style-name="Strong_20_Emphasis">The ransomware does not want its target to be able to recover files any other way but through the  ransom.</text:span></text:p>
                </table:table-cell>
              </table:table-row>
              <table:table-row>
                <table:table-cell table:style-name="Table9.A1" office:value-type="string">
                  <text:p text:style-name="Table_20_Contents">Correct Answer: </text:p>
                </table:table-cell>
                <table:table-cell table:style-name="Table9.A1" office:value-type="string">
                  <text:p text:style-name="Table_20_Contents">[None] </text:p>
                </table:table-cell>
              </table:table-row>
            </table:table>
            <text:p text:style-name="Table_20_Contents"/>
          </table:table-cell>
          <table:table-cell table:style-name="Table8.C2" office:value-type="string">
            <text:p text:style-name="P2"/>
          </table:table-cell>
        </table:table-row>
        <table:table-row>
          <table:covered-table-cell/>
          <table:table-cell table:style-name="Table8.B3" office:value-type="string">
            <text:p text:style-name="P2"/>
          </table:table-cell>
          <table:table-cell table:style-name="Table8.C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bin" svg:font-family="Cabi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57:00.280272981</meta:creation-date>
    <dc:date>2019-09-30T15:57:28.290097023</dc:date>
    <meta:editing-duration>PT28S</meta:editing-duration>
    <meta:editing-cycles>1</meta:editing-cycles>
    <meta:document-statistic meta:table-count="9" meta:image-count="3" meta:object-count="0" meta:page-count="3" meta:paragraph-count="65" meta:word-count="243" meta:character-count="1930" meta:non-whitespace-character-count="1722"/>
    <meta:generator>LibreOffice/6.2.6.2$Linux_X86_64 LibreOffice_project/20$Build-2</meta:generator>
  </office:meta>
</office:document-meta>
</file>